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65d0" officeooo:paragraph-rsid="001065d0"/>
    </style:style>
    <style:style style:name="P2" style:family="paragraph" style:parent-style-name="Standard">
      <style:paragraph-properties fo:text-align="start" style:justify-single-word="false"/>
      <style:text-properties officeooo:paragraph-rsid="001065d0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065d0" officeooo:paragraph-rsid="001065d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6b35" officeooo:paragraph-rsid="00196b35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065d0" officeooo:paragraph-rsid="001065d0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065d0" officeooo:paragraph-rsid="001065d0" style:font-weight-asian="normal" style:font-weight-complex="normal"/>
    </style:style>
    <style:style style:name="P7" style:family="paragraph" style:parent-style-name="Standard" style:list-style-name="L1">
      <style:text-properties officeooo:rsid="001065d0" officeooo:paragraph-rsid="0010dd19"/>
    </style:style>
    <style:style style:name="P8" style:family="paragraph" style:parent-style-name="Standard">
      <style:text-properties officeooo:rsid="001065d0" officeooo:paragraph-rsid="001065d0"/>
    </style:style>
    <style:style style:name="P9" style:family="paragraph" style:parent-style-name="Standard">
      <style:text-properties officeooo:rsid="001c46ff" officeooo:paragraph-rsid="001c46ff"/>
    </style:style>
    <style:style style:name="P10" style:family="paragraph" style:parent-style-name="Standard">
      <style:text-properties officeooo:paragraph-rsid="001c46ff"/>
    </style:style>
    <style:style style:name="T1" style:family="text">
      <style:text-properties fo:font-weight="normal" officeooo:rsid="001cca75" style:font-weight-asian="normal" style:font-weight-complex="normal"/>
    </style:style>
    <style:style style:name="T2" style:family="text">
      <style:text-properties officeooo:rsid="001c46ff"/>
    </style:style>
    <style:style style:name="T3" style:family="text">
      <style:text-properties officeooo:rsid="001065d0"/>
    </style:style>
    <style:style style:name="T4" style:family="text">
      <style:text-properties officeooo:rsid="001cca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QL injection image search</text:p>
      <text:p text:style-name="P1"/>
      <text:p text:style-name="P9">Il s’agit de faire des requêtes SQL dans un champ qui n’est pas prévu à cet effet</text:p>
      <text:p text:style-name="P1"/>
      <text:p text:style-name="P3">Exploration</text:p>
      <text:p text:style-name="P1"><text:tab/><text:span text:style-name="T2">Quand on regarde la page pour rechercher une image par ID on constate que l’information sortie est du texte avec un formatage qui ressemble à une réponse pour une requêtes SQL</text:span></text:p>
      <text:p text:style-name="P10"><text:span text:style-name="T2">D’ailleurs en mettant juste « 1 or true » dans la barre de recherche, on obtient ce qui semble être la liste complète des images.</text:span></text:p>
      <text:p text:style-name="P2"/>
      <text:p text:style-name="P3">Offensive</text:p>
      <text:p text:style-name="P1"><text:tab/><text:span text:style-name="T2">On lance différentes requêtes permettant de naviguer dans la base de donnée.</text:span></text:p>
      <text:p text:style-name="P10"><text:span text:style-name="T3">«</text:span>1 or true »</text:p>
      <text:p text:style-name="P10"><text:tab/><text:span text:style-name="T2">Donne la liste complète des images </text:span><text:span text:style-name="T4">dont une qui s’appellerait « Hack me ? »</text:span><text:line-break/>« 2 or true union select table_name, table_type from information_schema.tables »</text:p>
      <text:p text:style-name="P10"><text:tab/><text:span text:style-name="T2">Donne la liste des tables de la DB</text:span><text:line-break/>« 3 or true union select table_name, column_name from information_schema.columns »</text:p>
      <text:p text:style-name="P10"><text:tab/><text:span text:style-name="T2">donne les colonnes des tables de la DB</text:span><text:line-break/>« 4 or true union select title, comment from list_images »</text:p>
      <text:p text:style-name="P10"><text:tab/><text:span text:style-name="T2">on récupère les colonnes « </text:span><text:span text:style-name="T4">title » et « comment » de la table « list_images »</text:span></text:p>
      <text:p text:style-name="P1"/>
      <text:p text:style-name="P3">Faille</text:p>
      <text:p text:style-name="P5"><text:tab/><text:span text:style-name="T1">Le contenu de la barre de recherche est envoyé tel quel dans la requêtes SQL</text:span></text:p>
      <text:p text:style-name="P1"><text:tab/></text:p>
      <text:p text:style-name="P3">Mitigation</text:p>
      <text:p text:style-name="P6"><text:tab/><text:span text:style-name="T4">Il suffit de faire un parsing du contenu de la barre de recherche avant d’envoyer une quelconque requête SQL.</text:span></text:p>
      <text:p text:style-name="P1"/>
      <text:p text:style-name="P3">Sources</text:p>
      <text:list xml:id="list1725909761" text:style-name="L1">
        <text:list-item>
          <text:p text:style-name="P7"><text:a xlink:type="simple" xlink:href="https://portswigger.net/web-security/sql-injection/examining-the-database" text:style-name="Internet_20_link" text:visited-style-name="Visited_20_Internet_20_Link">https://portswigger.net/web-security/sql-injection/examining-the-database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1T15:07:36.762000000</meta:creation-date>
    <dc:date>2023-04-26T17:06:59.195000000</dc:date>
    <meta:editing-duration>PT36M24S</meta:editing-duration>
    <meta:editing-cycles>1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9" meta:word-count="215" meta:character-count="1257" meta:non-whitespace-character-count="1052"/>
  </office:meta>
</office:document-meta>
</file>